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Tabla1" style:family="table" style:master-page-name="">
      <style:table-properties style:width="20.659cm" fo:margin-left="-1.923cm" style:page-number="auto" table:align="left"/>
    </style:style>
    <style:style style:name="Tabla1.A" style:family="table-column">
      <style:table-column-properties style:column-width="6.997cm"/>
    </style:style>
    <style:style style:name="Tabla1.B" style:family="table-column">
      <style:table-column-properties style:column-width="13.661cm"/>
    </style:style>
    <style:style style:name="Tabla1.1" style:family="table-row">
      <style:table-row-properties style:min-row-height="1.009cm"/>
    </style:style>
    <style:style style:name="Tabla1.A1" style:family="table-cell">
      <style:table-cell-properties fo:background-color="#2a6099" fo:padding="0.097cm" fo:border="none">
        <style:background-image/>
      </style:table-cell-properties>
    </style:style>
    <style:style style:name="Tabla1.2" style:family="table-row">
      <style:table-row-properties style:min-row-height="20.981cm"/>
    </style:style>
    <style:style style:name="Tabla1.A2" style:family="table-cell">
      <style:table-cell-properties fo:background-color="#3465a4" fo:padding="0.097cm" fo:border="none">
        <style:background-image/>
      </style:table-cell-properties>
    </style:style>
    <style:style style:name="Tabla1.B2" style:family="table-cell">
      <style:table-cell-properties style:vertical-align="" fo:background-color="#5983b0" fo:padding="0.097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color="#ffffff" loext:opacity="100%" fo:font-size="10.5pt" fo:font-weight="bold" officeooo:paragraph-rsid="001ac406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color="#ffffff" loext:opacity="100%" fo:font-size="10.5pt" fo:font-weight="bold" officeooo:paragraph-rsid="0023635c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fo:color="#ffffff" loext:opacity="100%" fo:font-size="10.5pt" fo:font-weight="bold" officeooo:rsid="00177ef1" officeooo:paragraph-rsid="0014c220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officeooo:paragraph-rsid="0023635c"/>
    </style:style>
    <style:style style:name="P5" style:family="paragraph" style:parent-style-name="Standard">
      <style:paragraph-properties fo:margin-top="0cm" fo:margin-bottom="0.212cm" style:contextual-spacing="false" fo:line-height="100%"/>
      <style:text-properties officeooo:paragraph-rsid="002f5362"/>
    </style:style>
    <style:style style:name="P6" style:family="paragraph" style:parent-style-name="Text_20_body">
      <style:paragraph-properties fo:margin-top="0cm" fo:margin-bottom="0.212cm" style:contextual-spacing="false" fo:line-height="100%"/>
      <style:text-properties officeooo:paragraph-rsid="002f5362"/>
    </style:style>
    <style:style style:name="P7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2c3e50" loext:opacity="100%" style:font-name="Roboto" fo:font-size="18pt" fo:font-weight="bold" officeooo:rsid="001bf29a" officeooo:paragraph-rsid="001193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color="#2c3e50" loext:opacity="100%" style:font-name="Roboto" fo:font-size="18pt" fo:font-weight="bold" officeooo:rsid="001bf29a" officeooo:paragraph-rsid="001193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2c3e50" loext:opacity="100%" style:font-name="Roboto" fo:font-size="18pt" fo:font-weight="bold" officeooo:rsid="0019ed47" officeooo:paragraph-rsid="0019e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0.5pt" officeooo:paragraph-rsid="0011dba2" style:font-size-asian="10.5pt" style:font-size-complex="10.5pt"/>
    </style:style>
    <style:style style:name="P11" style:family="paragraph" style:parent-style-name="Standard">
      <style:paragraph-properties fo:margin-top="0cm" fo:margin-bottom="0.212cm" style:contextual-spacing="false" fo:line-height="100%"/>
      <style:text-properties fo:font-size="10.5pt" officeooo:paragraph-rsid="001337ca" style:font-size-asian="10.5pt" style:font-size-complex="10.5pt"/>
    </style:style>
    <style:style style:name="P12" style:family="paragraph" style:parent-style-name="Text_20_body">
      <loext:graphic-properties draw:fill="none"/>
      <style:paragraph-properties fo:margin-left="0.6cm" fo:margin-right="0.101cm" fo:margin-top="0cm" fo:margin-bottom="0.212cm" style:contextual-spacing="false" fo:line-height="100%" fo:text-indent="0cm" style:auto-text-indent="false" fo:background-color="transparent"/>
      <style:text-properties officeooo:paragraph-rsid="002f5362"/>
    </style:style>
    <style:style style:name="P13" style:family="paragraph" style:parent-style-name="Heading_20_1">
      <style:paragraph-properties fo:text-align="center" style:justify-single-word="false"/>
      <style:text-properties officeooo:paragraph-rsid="002226ab"/>
    </style:style>
    <style:style style:name="P14" style:family="paragraph" style:parent-style-name="Heading_20_2">
      <loext:graphic-properties draw:fill="none"/>
      <style:paragraph-properties fo:margin-left="-0.101cm" fo:margin-right="0.199cm" fo:margin-top="0.353cm" fo:margin-bottom="0.212cm" style:contextual-spacing="false" fo:text-align="center" style:justify-single-word="false" fo:text-indent="0cm" style:auto-text-indent="false" fo:background-color="transparent" fo:keep-with-next="always">
        <style:tab-stops/>
      </style:paragraph-properties>
      <style:text-properties officeooo:paragraph-rsid="002226ab"/>
    </style:style>
    <style:style style:name="P15" style:family="paragraph" style:parent-style-name="Heading_20_2">
      <style:text-properties officeooo:paragraph-rsid="0023635c"/>
    </style:style>
    <style:style style:name="P16" style:family="paragraph" style:parent-style-name="Heading_20_2">
      <style:text-properties officeooo:paragraph-rsid="0024dc99"/>
    </style:style>
    <style:style style:name="P17" style:family="paragraph" style:parent-style-name="Heading_20_2">
      <style:text-properties officeooo:rsid="002f5362" officeooo:paragraph-rsid="002f5362"/>
    </style:style>
    <style:style style:name="P18" style:family="paragraph" style:parent-style-name="Heading_20_2">
      <style:text-properties officeooo:paragraph-rsid="003c4d79"/>
    </style:style>
    <style:style style:name="P19" style:family="paragraph" style:parent-style-name="Heading_20_4">
      <loext:graphic-properties draw:fill="none"/>
      <style:paragraph-properties fo:margin-left="0.499cm" fo:margin-right="0cm" fo:margin-top="0.212cm" fo:margin-bottom="0.212cm" style:contextual-spacing="false" fo:text-indent="0.801cm" style:auto-text-indent="false" fo:background-color="transparent" fo:keep-with-next="always"/>
      <style:text-properties officeooo:paragraph-rsid="0023635c"/>
    </style:style>
    <style:style style:name="P20" style:family="paragraph" style:parent-style-name="Heading_20_4">
      <loext:graphic-properties draw:fill="none"/>
      <style:paragraph-properties fo:margin-left="0.499cm" fo:margin-right="0cm" fo:margin-top="0.212cm" fo:margin-bottom="0.212cm" style:contextual-spacing="false" fo:text-indent="0cm" style:auto-text-indent="false" fo:background-color="transparent" fo:keep-with-next="always"/>
      <style:text-properties officeooo:paragraph-rsid="0023635c"/>
    </style:style>
    <style:style style:name="P21" style:family="paragraph" style:parent-style-name="Standard" style:list-style-name="L1">
      <loext:graphic-properties draw:fill="none"/>
      <style:paragraph-properties fo:margin-top="0cm" fo:margin-bottom="0.212cm" style:contextual-spacing="false" fo:line-height="100%" fo:background-color="transparent"/>
      <style:text-properties fo:color="#ffffff" loext:opacity="100%" fo:font-size="10.5pt" fo:font-weight="bold" officeooo:paragraph-rsid="0023635c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color="#ffffff" loext:opacity="100%" fo:font-size="10.5pt" fo:font-weight="bold" officeooo:paragraph-rsid="001ac406" style:font-size-asian="10.5pt" style:font-weight-asian="bold" style:font-size-complex="10.5pt" style:font-weight-complex="bold"/>
    </style:style>
    <style:style style:name="P23" style:family="paragraph" style:parent-style-name="Standard" style:list-style-name="L1">
      <loext:graphic-properties draw:fill="none"/>
      <style:paragraph-properties fo:margin-top="0cm" fo:margin-bottom="0.212cm" style:contextual-spacing="false" fo:line-height="100%" fo:background-color="transparent"/>
      <style:text-properties fo:color="#ffffff" loext:opacity="100%" fo:font-size="10.5pt" fo:font-weight="bold" officeooo:rsid="0011f4bc" officeooo:paragraph-rsid="0023635c" style:font-size-asian="10.5pt" style:font-weight-asian="bold" style:font-size-complex="10.5pt" style:font-weight-complex="bold"/>
    </style:style>
    <style:style style:name="P24" style:family="paragraph" style:parent-style-name="Standard" style:list-style-name="L1">
      <loext:graphic-properties draw:fill="none"/>
      <style:paragraph-properties fo:margin-top="0cm" fo:margin-bottom="0.212cm" style:contextual-spacing="false" fo:line-height="100%" fo:background-color="transparent"/>
      <style:text-properties fo:color="#ffffff" loext:opacity="100%" fo:font-size="10.5pt" fo:font-weight="bold" officeooo:rsid="001a5642" officeooo:paragraph-rsid="0023635c" style:font-size-asian="10.5pt" style:font-weight-asian="bold" style:font-size-complex="10.5pt" style:font-weight-complex="bold"/>
    </style:style>
    <style:style style:name="P25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00%" fo:text-indent="0cm" style:auto-text-indent="false" fo:background-color="transparent"/>
      <style:text-properties fo:color="#ffffff" loext:opacity="100%" fo:font-size="10.5pt" fo:font-weight="bold" officeooo:paragraph-rsid="0011dba2" fo:background-color="transparent" style:font-size-asian="10.5pt" style:font-weight-asian="bold" style:font-size-complex="10.5pt" style:font-weight-complex="bold"/>
    </style:style>
    <style:style style:name="P26" style:family="paragraph" style:parent-style-name="Standard">
      <loext:graphic-properties draw:fill="none"/>
      <style:paragraph-properties fo:margin-left="0.6cm" fo:margin-right="0.101cm" fo:margin-top="0cm" fo:margin-bottom="0.212cm" style:contextual-spacing="false" fo:line-height="100%" fo:text-indent="0cm" style:auto-text-indent="false" fo:background-color="transparent"/>
      <style:text-properties officeooo:paragraph-rsid="002759b5"/>
    </style:style>
    <style:style style:name="P27" style:family="paragraph" style:parent-style-name="Standard">
      <loext:graphic-properties draw:fill="none"/>
      <style:paragraph-properties fo:margin-left="0.6cm" fo:margin-right="0.101cm" fo:margin-top="0cm" fo:margin-bottom="0.212cm" style:contextual-spacing="false" fo:line-height="100%" fo:text-indent="0cm" style:auto-text-indent="false" fo:background-color="transparent"/>
      <style:text-properties officeooo:paragraph-rsid="0014c220"/>
    </style:style>
    <style:style style:name="P28" style:family="paragraph" style:parent-style-name="Standard">
      <loext:graphic-properties draw:fill="none"/>
      <style:paragraph-properties fo:margin-left="0.6cm" fo:margin-right="0.101cm" fo:margin-top="0cm" fo:margin-bottom="0.212cm" style:contextual-spacing="false" fo:line-height="100%" fo:text-indent="0cm" style:auto-text-indent="false" fo:background-color="transparent"/>
      <style:text-properties officeooo:paragraph-rsid="001c99a9"/>
    </style:style>
    <style:style style:name="P29" style:family="paragraph" style:parent-style-name="Standard">
      <loext:graphic-properties draw:fill="none"/>
      <style:paragraph-properties fo:margin-left="0.6cm" fo:margin-right="0.101cm" fo:margin-top="0cm" fo:margin-bottom="0.212cm" style:contextual-spacing="false" fo:line-height="100%" fo:text-indent="0cm" style:auto-text-indent="false" fo:background-color="transparent"/>
      <style:text-properties officeooo:paragraph-rsid="0023635c"/>
    </style:style>
    <style:style style:name="P30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00%" fo:text-indent="0cm" style:auto-text-indent="false" fo:background-color="transparent"/>
      <style:text-properties officeooo:paragraph-rsid="0011dba2"/>
    </style:style>
    <style:style style:name="P31" style:family="paragraph" style:parent-style-name="Standard">
      <style:paragraph-properties fo:margin-top="0cm" fo:margin-bottom="0.212cm" style:contextual-spacing="false" fo:line-height="100%" fo:text-align="end" style:justify-single-word="false"/>
      <style:text-properties officeooo:paragraph-rsid="0011dba2"/>
    </style:style>
    <style:style style:name="P32" style:family="paragraph" style:parent-style-name="Standard">
      <loext:graphic-properties draw:fill="none"/>
      <style:paragraph-properties fo:margin-left="0.6cm" fo:margin-right="0.101cm" fo:margin-top="0cm" fo:margin-bottom="0.212cm" style:contextual-spacing="false" fo:line-height="100%" fo:text-align="center" style:justify-single-word="false" fo:text-indent="0cm" style:auto-text-indent="false" fo:background-color="transparent"/>
      <style:text-properties fo:color="#95a5a6" loext:opacity="100%" fo:font-size="10.5pt" fo:font-weight="bold" officeooo:paragraph-rsid="001ac406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color="#000000" loext:opacity="100%" style:font-name="Roboto" fo:font-size="18pt" fo:font-weight="bold" officeooo:rsid="00240abb" officeooo:paragraph-rsid="00240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rsid="003e6135" officeooo:paragraph-rsid="003e6135"/>
    </style:style>
    <style:style style:name="P35" style:family="paragraph">
      <style:paragraph-properties fo:text-align="center" style:writing-mode="lr-tb"/>
      <style:text-properties fo:font-size="12pt"/>
    </style:style>
    <style:style style:name="P36" style:family="paragraph">
      <loext:graphic-properties draw:fill="solid" draw:fill-color="#5983b0"/>
      <style:paragraph-properties fo:text-align="center" style:writing-mode="lr-tb"/>
      <style:text-properties fo:font-size="12pt"/>
    </style:style>
    <style:style style:name="P37" style:family="paragraph">
      <style:text-properties fo:font-size="12pt"/>
    </style:style>
    <style:style style:name="P38" style:family="paragraph">
      <loext:graphic-properties draw:fill="solid" draw:fill-color="#5983b0"/>
    </style:style>
    <style:style style:name="P39" style:family="paragraph">
      <loext:graphic-properties draw:fill="solid" draw:fill-color="#3465a4"/>
      <style:paragraph-properties fo:text-align="center" style:writing-mode="lr-tb"/>
      <style:text-properties fo:font-size="12pt"/>
    </style:style>
    <style:style style:name="P40" style:family="paragraph">
      <loext:graphic-properties draw:fill="solid" draw:fill-color="#3465a4"/>
    </style:style>
    <style:style style:name="P41" style:family="paragraph">
      <loext:graphic-properties draw:fill="solid" draw:fill-color="#2a6099"/>
      <style:text-properties fo:font-size="12pt"/>
    </style:style>
    <style:style style:name="P42" style:family="paragraph">
      <loext:graphic-properties draw:fill="solid" draw:fill-color="#2a6099"/>
    </style:style>
    <style:style style:name="P43" style:family="paragraph">
      <loext:graphic-properties draw:fill="solid" draw:fill-color="#2a6099"/>
      <style:paragraph-properties fo:text-align="center" style:writing-mode="lr-tb"/>
    </style:style>
    <style:style style:name="P44" style:family="paragraph">
      <loext:graphic-properties draw:fill-color="#2a6099"/>
      <style:text-properties fo:font-size="12pt"/>
    </style:style>
    <style:style style:name="P45" style:family="paragraph">
      <loext:graphic-properties draw:fill="solid" draw:fill-color="#3465a4"/>
      <style:text-properties fo:font-size="12pt"/>
    </style:style>
    <style:style style:name="T1" style:family="text">
      <style:text-properties officeooo:rsid="00110c91"/>
    </style:style>
    <style:style style:name="T2" style:family="text">
      <style:text-properties style:font-name="Liberation Serif"/>
    </style:style>
    <style:style style:name="T3" style:family="text">
      <style:text-properties officeooo:rsid="001f25d3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ffffff" loext:opacity="100%" fo:font-size="10.5pt" fo:font-weight="bold" officeooo:rsid="00129287" style:font-size-asian="10.5pt" style:font-weight-asian="bold" style:font-size-complex="10.5pt" style:font-weight-complex="bold"/>
    </style:style>
    <style:style style:name="T7" style:family="text">
      <style:text-properties fo:color="#ffffff" loext:opacity="100%" fo:font-size="10.5pt" fo:font-weight="bold" officeooo:rsid="00177ef1" style:font-size-asian="10.5pt" style:font-weight-asian="bold" style:font-size-complex="10.5pt" style:font-weight-complex="bold"/>
    </style:style>
    <style:style style:name="T8" style:family="text">
      <style:text-properties fo:color="#ffffff" loext:opacity="100%" fo:font-size="10.5pt" fo:font-weight="bold" officeooo:rsid="001c99a9" style:font-size-asian="10.5pt" style:font-weight-asian="bold" style:font-size-complex="10.5pt" style:font-weight-complex="bold"/>
    </style:style>
    <style:style style:name="T9" style:family="text">
      <style:text-properties fo:color="#ffffff" loext:opacity="100%" fo:font-size="10.5pt" fo:font-weight="bold" officeooo:rsid="001e0313" style:font-size-asian="10.5pt" style:font-weight-asian="bold" style:font-size-complex="10.5pt" style:font-weight-complex="bold"/>
    </style:style>
    <style:style style:name="T10" style:family="text">
      <style:text-properties fo:color="#ffffff" loext:opacity="100%" fo:font-size="10.5pt" fo:font-weight="bold" officeooo:rsid="0011dba2" style:font-size-asian="10.5pt" style:font-weight-asian="bold" style:font-size-complex="10.5pt" style:font-weight-complex="bold"/>
    </style:style>
    <style:style style:name="T11" style:family="text">
      <style:text-properties fo:color="#ffffff" loext:opacity="100%" fo:font-size="10.5pt" fo:font-weight="bold" officeooo:rsid="002759b5" style:font-size-asian="10.5pt" style:font-weight-asian="bold" style:font-size-complex="10.5pt" style:font-weight-complex="bold"/>
    </style:style>
    <style:style style:name="T12" style:family="text">
      <style:text-properties fo:color="#ffffff" loext:opacity="100%" fo:font-size="10.5pt" fo:font-weight="bold" officeooo:rsid="0014c220" style:font-size-asian="10.5pt" style:font-weight-asian="bold" style:font-size-complex="10.5pt" style:font-weight-complex="bold"/>
    </style:style>
    <style:style style:name="T13" style:family="text">
      <style:text-properties fo:color="#ffffff" loext:opacity="100%" fo:font-size="10.5pt" fo:font-weight="bold" officeooo:rsid="002a2d8f" style:font-size-asian="10.5pt" style:font-weight-asian="bold" style:font-size-complex="10.5pt" style:font-weight-complex="bold"/>
    </style:style>
    <style:style style:name="T14" style:family="text">
      <style:text-properties fo:color="#ffffff" loext:opacity="100%" fo:font-size="10.5pt" fo:font-weight="bold" officeooo:rsid="002a3102" style:font-size-asian="10.5pt" style:font-weight-asian="bold" style:font-size-complex="10.5pt" style:font-weight-complex="bold"/>
    </style:style>
    <style:style style:name="T15" style:family="text">
      <style:text-properties fo:color="#ffffff" loext:opacity="100%" fo:font-size="10.5pt" fo:font-weight="bold" officeooo:rsid="002f5362" style:font-size-asian="10.5pt" style:font-weight-asian="bold" style:font-size-complex="10.5pt" style:font-weight-complex="bold"/>
    </style:style>
    <style:style style:name="T16" style:family="text">
      <style:text-properties fo:color="#ffffff" loext:opacity="100%" fo:font-size="10.5pt" fo:font-weight="bold" officeooo:rsid="003ca657" style:font-size-asian="10.5pt" style:font-weight-asian="bold" style:font-size-complex="10.5pt" style:font-weight-complex="bold"/>
    </style:style>
    <style:style style:name="T17" style:family="text">
      <style:text-properties fo:color="#ffffff" loext:opacity="100%" fo:font-size="10.5pt" style:font-size-asian="10.5pt" style:font-weight-asian="bold" style:font-size-complex="10.5pt" style:font-weight-complex="bold"/>
    </style:style>
    <style:style style:name="T18" style:family="text">
      <style:text-properties fo:color="#ffffff" loext:opacity="100%" fo:font-size="10.5pt" style:font-size-asian="10.5pt" style:font-size-complex="10.5pt"/>
    </style:style>
    <style:style style:name="T19" style:family="text">
      <style:text-properties fo:color="#ffffff" loext:opacity="100%" fo:font-weight="bold" fo:background-color="transparent" loext:char-shading-value="0" style:font-weight-asian="bold" style:font-weight-complex="bold"/>
    </style:style>
    <style:style style:name="T20" style:family="text">
      <style:text-properties fo:color="#7f8c8d" loext:opacity="100%" style:font-weight-asian="bold" style:font-weight-complex="bold"/>
    </style:style>
    <style:style style:name="T21" style:family="text">
      <style:text-properties fo:color="#5983b0" loext:opacity="100%"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color="#5983b0" loext:opacity="100%" fo:font-size="10.5pt" fo:font-weight="bold" officeooo:rsid="0015767d" style:font-size-asian="10.5pt" style:font-weight-asian="bold" style:font-size-complex="10.5pt" style:font-weight-complex="bold"/>
    </style:style>
    <style:style style:name="T23" style:family="text">
      <style:text-properties fo:color="#5983b0" loext:opacity="100%" fo:font-size="10.5pt" fo:font-weight="bold" officeooo:rsid="0026968c" style:font-size-asian="10.5pt" style:font-weight-asian="bold" style:font-size-complex="10.5pt" style:font-weight-complex="bold"/>
    </style:style>
    <style:style style:name="T24" style:family="text">
      <style:text-properties officeooo:rsid="00372847"/>
    </style:style>
    <style:style style:name="T25" style:family="text">
      <style:text-properties officeooo:rsid="003ca6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4.038cm" fo:min-width="4.01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solid" draw:fill-color="#5983b0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979cm" fo:min-width="1.5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5983b0" draw:textarea-horizontal-align="justify" draw:textarea-vertical-align="middle" draw:auto-grow-height="false" fo:min-height="20.74cm" fo:min-width="0.27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3465a4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977cm" fo:min-width="1.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3465a4" draw:textarea-horizontal-align="justify" draw:textarea-vertical-align="middle" draw:auto-grow-height="false" fo:min-height="20.177cm" fo:min-width="0.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stroke-dash="Dash_20_Dot_20__28_Rounded_29_" svg:stroke-linecap="round" draw:fill="solid" draw:fill-color="#2a6099" draw:textarea-horizontal-align="justify" draw:textarea-vertical-align="middle" draw:auto-grow-height="false" fo:min-height="1.764cm" fo:min-width="1.76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2a6099" draw:textarea-horizontal-align="justify" draw:textarea-vertical-align="middle" draw:auto-grow-height="false" fo:min-height="6.609cm" fo:min-width="0.0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2a6099" draw:textarea-horizontal-align="justify" draw:textarea-vertical-align="middle" draw:auto-grow-height="false" fo:min-height="1.762cm" fo:min-width="1.76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solid" draw:fill-color="#2a6099" draw:textarea-horizontal-align="justify" draw:textarea-vertical-align="middle" draw:auto-grow-height="false" fo:min-height="3.826cm" fo:min-width="0.26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-color="#2a6099" draw:textarea-horizontal-align="justify" draw:textarea-vertical-align="middle" draw:auto-grow-height="false" fo:min-height="0.977cm" fo:min-width="1.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stroke-dash="Dash_20_Dot_20__28_Rounded_29_" svg:stroke-linecap="round" draw:fill="solid" draw:fill-color="#2a6099" draw:textarea-horizontal-align="justify" draw:textarea-vertical-align="middle" draw:auto-grow-height="false" fo:min-height="2.422cm" fo:min-width="20.6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5983b0" draw:textarea-horizontal-align="justify" draw:textarea-vertical-align="middle" draw:auto-grow-height="false" fo:min-height="2.494cm" fo:min-width="13.936cm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="solid" draw:fill-color="#3465a4" draw:textarea-horizontal-align="justify" draw:textarea-vertical-align="middle" draw:auto-grow-height="false" fo:min-height="2.284cm" fo:min-width="6.9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3"><draw:custom-shape text:anchor-type="paragraph" draw:z-index="2" draw:name="Forma 1" draw:style-name="gr13" draw:text-style-name="P42" svg:width="20.654cm" svg:height="2.423cm" svg:x="-0.071cm" svg:y="-2.097cm"><text:p/><draw:enhanced-geometry svg:viewBox="0 0 21600 21600" draw:type="rectangle" draw:enhanced-path="M 0 0 L 21600 0 21600 21600 0 21600 0 0 Z N"/></draw:custom-shape><draw:custom-shape text:anchor-type="paragraph" draw:z-index="3" draw:name="Forma 5" draw:style-name="gr12" draw:text-style-name="P44" svg:width="3.158cm" svg:height="3.013cm" svg:x="16.792cm" svg:y="-1.358cm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5" draw:name="Forma 3" draw:style-name="gr11" draw:text-style-name="P42" svg:width="0.265cm" svg:height="3.827cm" svg:x="20.551cm" svg:y="0.674cm"><text:p/><draw:enhanced-geometry svg:viewBox="0 0 21600 21600" draw:type="rectangle" draw:enhanced-path="M 0 0 L 21600 0 21600 21600 0 21600 0 0 Z N"/></draw:custom-shape><draw:custom-shape text:anchor-type="paragraph" draw:z-index="10" draw:name="Forma 1" draw:style-name="gr8" draw:text-style-name="P41" svg:width="1.765cm" svg:height="1.765cm" svg:x="0.614cm" svg:y="-1.489cm"><text:p/><draw:enhanced-geometry svg:viewBox="0 0 21600 21600" draw:type="rectangle" draw:enhanced-path="M 0 0 L 21600 0 21600 21600 0 21600 0 0 Z N"/></draw:custom-shape></text:p>
            <text:h text:style-name="P13" text:outline-level="1" text:is-list-header="true"><draw:custom-shape text:anchor-type="paragraph" draw:z-index="6" draw:name="Forma 4" draw:style-name="gr6" draw:text-style-name="P37" svg:width="3.158cm" svg:height="3.013cm" svg:x="17.667cm" svg:y="-3.052cm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7" draw:name="Forma 7" draw:style-name="gr10" draw:text-style-name="P43" svg:width="1.763cm" svg:height="1.763cm" svg:x="18.355cm" svg:y="-2.392cm"><text:p/><draw:enhanced-geometry svg:viewBox="0 0 21600 21600" draw:type="rectangle" draw:enhanced-path="M 0 0 L 21600 0 21600 21600 0 21600 0 0 Z N"/></draw:custom-shape><draw:custom-shape text:anchor-type="paragraph" draw:z-index="17" draw:name="Forma 14" draw:style-name="gr1" draw:text-style-name="P35" svg:width="5.673cm" svg:height="5.707cm" svg:x="0.489cm" svg:y="0.8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gust<text:span text:style-name="T1">i</text:span>n Lehmann</text:h>
            <text:h text:style-name="P14" text:outline-level="2" text:is-list-header="true"><draw:custom-shape text:anchor-type="paragraph" draw:z-index="8" draw:name="Forma 6" draw:style-name="gr9" draw:text-style-name="P42" svg:width="0.092cm" svg:height="6.61cm" svg:x="-0.168cm" svg:y="-4.673cm"><text:p/><draw:enhanced-geometry svg:viewBox="0 0 21600 21600" draw:mirror-vertical="true" draw:type="rectangle" draw:enhanced-path="M 0 0 L 21600 0 21600 21600 0 21600 0 0 Z N"/></draw:custom-shape>Técnico en Programación</text:h>
            <text:p text:style-name="P31"><draw:custom-shape text:anchor-type="paragraph" draw:z-index="14" draw:name="Forma 9" draw:style-name="gr4" draw:text-style-name="P38" svg:width="0.272cm" svg:height="20.741cm" svg:x="20.551cm" svg:y="0.723cm"><text:p/><draw:enhanced-geometry svg:viewBox="0 0 21600 21600" draw:mirror-horizontal="false" draw:mirror-vertical="false" draw:type="rectangle" draw:enhanced-path="M 0 0 L 21600 0 21600 21600 0 21600 0 0 Z N"/></draw:custom-shape><text:span text:style-name="T12"/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0"><draw:custom-shape text:anchor-type="paragraph" draw:z-index="11" draw:name="Forma 19" draw:style-name="gr7" draw:text-style-name="P40" svg:width="0.151cm" svg:height="20.178cm" svg:x="-0.168cm" svg:y="-0.097cm"><text:p/><draw:enhanced-geometry svg:viewBox="0 0 21600 21600" draw:type="rectangle" draw:enhanced-path="M 0 0 L 21600 0 21600 21600 0 21600 0 0 Z N"/></draw:custom-shape></text:p>
            <text:p text:style-name="P9"/>
            <text:p text:style-name="P7"><draw:custom-shape text:anchor-type="paragraph" draw:z-index="9" draw:name="Forma 8" draw:style-name="gr6" draw:text-style-name="P37" svg:width="3.158cm" svg:height="3.013cm" svg:x="-0.591cm" svg:y="-8.087cm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/text:p>
            <text:p text:style-name="P7"/>
            <text:p text:style-name="P7"/>
            <text:p text:style-name="P2">____________________________</text:p>
            <text:h text:style-name="P18" text:outline-level="2">Datos <text:span text:style-name="T3">De Contacto</text:span></text:h>
            <text:p text:style-name="P30"><text:span text:style-name="T19">Teléfono: 11-2261-3012</text:span></text:p>
            <text:p text:style-name="P25">Email: agustinlehmann20@gmail.com</text:p>
            <text:p text:style-name="P25">LinkedIn: linkedin.com/agustinlehman<text:span text:style-name="T25">n</text:span></text:p>
            <text:p text:style-name="P25">GitHub: github.com/agustinlehmann</text:p>
            <text:p text:style-name="P25"><text:span text:style-name="T2">Ubicación</text:span>: Berazategui, Buenos Aires</text:p>
            <text:p text:style-name="P1">____________________________</text:p>
            <text:h text:style-name="Heading_20_2" text:outline-level="2"><text:span text:style-name="T17"/></text:h>
            <text:h text:style-name="P15" text:outline-level="2">Tecnologías</text:h>
            <text:h text:style-name="P19" text:outline-level="4" text:is-list-header="true">Frontend:</text:h>
            <text:list xml:id="list3119867225" text:style-name="L1">
              <text:list-item>
                <text:p text:style-name="P21">CSS</text:p>
              </text:list-item>
              <text:list-item>
                <text:p text:style-name="P21">HTML</text:p>
              </text:list-item>
              <text:list-item>
                <text:p text:style-name="P21">JavaScript</text:p>
              </text:list-item>
              <text:list-item>
                <text:p text:style-name="P21">Bootstrap</text:p>
              </text:list-item>
            </text:list>
            <text:h text:style-name="P19" text:outline-level="4" text:is-list-header="true">Backend:</text:h>
            <text:list xml:id="list11118069191463" text:continue-numbering="true" text:style-name="L1">
              <text:list-item>
                <text:p text:style-name="P23">PHP</text:p>
              </text:list-item>
              <text:list-item>
                <text:p text:style-name="P23">Node.js</text:p>
              </text:list-item>
            </text:list>
            <text:h text:style-name="P20" text:outline-level="4" text:is-list-header="true"><text:line-break/>Base de Datos:</text:h>
            <text:list text:continue-numbering="true" text:style-name="L1">
              <text:list-item>
                <text:p text:style-name="P23">MySQL</text:p>
              </text:list-item>
              <text:list-item>
                <text:p text:style-name="P24">PostgreSQL</text:p>
              </text:list-item>
            </text:list>
            <text:p text:style-name="P8"><draw:custom-shape text:anchor-type="paragraph" draw:z-index="1" draw:name="Forma 20" draw:style-name="gr14" draw:text-style-name="P36" svg:width="13.937cm" svg:height="2.495cm" svg:x="20.316cm" svg:y="1.268cm"><text:p/><draw:enhanced-geometry svg:viewBox="0 0 21600 21600" draw:type="rectangle" draw:enhanced-path="M 0 0 L 21600 0 21600 21600 0 21600 0 0 Z N"/></draw:custom-shape><draw:custom-shape text:anchor-type="paragraph" draw:z-index="0" draw:name="Forma 2" draw:style-name="gr15" draw:text-style-name="P45" svg:width="6.972cm" svg:height="2.285cm" svg:x="-0.085cm" svg:y="1.362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Forma 11" draw:style-name="gr6" draw:text-style-name="P37" svg:width="3.16cm" svg:height="3.017cm" svg:x="-0.175cm" svg:y="0.818cm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6" draw:name="Forma 12" draw:style-name="gr2" draw:text-style-name="P36" svg:width="1.763cm" svg:height="1.763cm" svg:x="18.339cm" svg:y="0.99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a1.B2" office:value-type="string">
            <text:p text:style-name="P11"><text:span text:style-name="T20"/></text:p>
            <text:h text:style-name="P15" text:outline-level="2">Experiencia Profesional</text:h>
            <text:p text:style-name="P26"><text:span text:style-name="Strong_20_Emphasis"><text:span text:style-name="T18">Desarrollador Web (Prácticas Profesionalizantes) - Vision Digital</text:span></text:span><text:span text:style-name="T21"> <text:s text:c="19"/></text:span><text:span text:style-name="T5">Julio 2024 – Presente<text:line-break/>Participación en el desarrollo de sitios web con las tecnologías: </text:span><text:span text:style-name="T23"><text:s text:c="19"/></text:span><text:span text:style-name="T5">Node.js, HTML,CSS y JavaScript. </text:span></text:p>
            <text:p text:style-name="P32"><text:span text:style-name="T4"/></text:p>
            <text:h text:style-name="P16" text:outline-level="2"><text:span text:style-name="T3">Cu</text:span><text:span text:style-name="T24">r</text:span><text:span text:style-name="T3">sos</text:span> adicionales</text:h>
            <text:p text:style-name="P27"><text:span text:style-name="Strong_20_Emphasis"><text:span text:style-name="T18">Capacitación en Arduino</text:span></text:span><text:span text:style-name="T6"> Actualmente cursando </text:span><text:span text:style-name="T5">en la Escuela </text:span><text:span text:style-name="T22"><text:s text:c="23"/></text:span><text:span text:style-name="T5">(E.E.S.T.) Nº4</text:span><text:span text:style-name="T7"> </text:span></text:p>
            <text:p text:style-name="P28"><text:span text:style-name="T7"><text:s/>Progra</text:span><text:span text:style-name="T8">mar</text:span><text:span text:style-name="T7"> en Arduino, conexión de sensores, y manejo de componentes <text:s/>electrónicos </text:span><text:span text:style-name="T8">(Nivel básico ).</text:span><text:span text:style-name="T7"> </text:span></text:p>
            <text:p text:style-name="P3"><text:s text:c="6"/></text:p>
            <text:p text:style-name="P1">______________________________________</text:p>
            <text:p text:style-name="P3"/>
            <text:h text:style-name="P15" text:outline-level="2">Educación</text:h>
            <text:p text:style-name="P29"><text:span text:style-name="T5">Tecnicatura en Programación<text:line-break/><text:line-break/> Escuela de Educación Secundaria Técnica N°4 </text:span><text:span text:style-name="T9">2018</text:span><text:span text:style-name="T5"> – Presente <text:s text:c="5"/></text:span><text:span text:style-name="T23"><text:s/></text:span><text:span text:style-name="T5">( Actualmente cursando)<text:line-break/><text:line-break/>A lo largo de mi formación, he aprendido a gestionar bases de datos y a utilizar di</text:span><text:span text:style-name="T14">ferentes</text:span><text:span text:style-name="T5"> lenguajes de programación, lo que me ha permitido crear páginas web básicas. También he adquirido conocimientos en desarrollo. </text:span></text:p>
            <text:p text:style-name="P4"><text:span text:style-name="T5"/></text:p>
            <text:h text:style-name="P17" text:outline-level="2">Expectativa De Trabajo</text:h>
            <text:p text:style-name="P12"><text:span text:style-name="Strong_20_Emphasis"><text:span text:style-name="T18">Crecimiento Profesional</text:span></text:span><text:span text:style-name="T5">: "Desarrollar mis habilidades </text:span><text:span text:style-name="T15">como Progrmador <text:s text:c="30"/></text:span><text:span text:style-name="T5"><text:s/>y avanzar en mi carrera."</text:span></text:p>
            <text:p text:style-name="P12"><text:span text:style-name="Strong_20_Emphasis"><text:span text:style-name="T18">Contribuir al Equipo</text:span></text:span><text:span text:style-name="T5">: "Colaborar en equipos para alcanzar objetivos <text:s text:c="12"/>comunes y mejorar continuamente."</text:span></text:p>
            <text:p text:style-name="P6"><text:span text:style-name="T5"/></text:p>
            <text:p text:style-name="P5"><text:span text:style-name="T5"/></text:p>
            <text:p text:style-name="P5"><draw:custom-shape text:anchor-type="paragraph" draw:z-index="4" draw:name="Forma 20" draw:style-name="gr2" draw:text-style-name="P36" svg:width="1.763cm" svg:height="1.763cm" svg:x="11.137cm" svg:y="0.96cm"><text:p/><draw:enhanced-geometry svg:viewBox="0 0 21600 21600" draw:type="rectangle" draw:enhanced-path="M 0 0 L 21600 0 21600 21600 0 21600 0 0 Z N"/></draw:custom-shape><draw:custom-shape text:anchor-type="paragraph" draw:z-index="13" draw:name="Forma 10" draw:style-name="gr5" draw:text-style-name="P39" svg:width="1.763cm" svg:height="1.763cm" svg:x="-6.396cm" svg:y="0.81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Forma 13" draw:style-name="gr3" draw:text-style-name="P37" svg:width="3.163cm" svg:height="3.019cm" svg:x="10.659cm" svg:y="0.146cm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/text:p>
          </table:table-cell>
        </table:table-row>
      </table:table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stroke-dash draw:name="Dash_20_Dot_20__28_Rounded_29_" draw:display-name="Dash Dot (Rounded)" draw:style="round" draw:dots1="1" draw:dots1-length="114%" draw:dots2="2" draw:dots2-length="1%" draw:distance="11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top="0cm" fo:margin-bottom="0cm" style:contextual-spacing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ffffff" loext:opacity="100%" style:font-name="Times New Roman" fo:font-family="'Times New Roman'" style:font-style-name="Negrita" style:font-family-generic="roman" style:font-pitch="variable" fo:font-size="24pt" fo:text-shadow="1pt 1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indent="0.101cm" style:auto-text-indent="false" style:page-number="auto">
        <style:tab-stops/>
      </style:paragraph-properties>
      <style:text-properties fo:color="#ffffff" loext:opacity="100%" style:font-name="Times New Roman" fo:font-family="'Times New Roman'" style:font-style-name="Negrita" style:font-family-generic="roman" style:font-pitch="variable" fo:font-size="16pt" fo:text-shadow="1pt 1pt" style:text-underline-style="none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fo:text-indent="0.801cm" style:auto-text-indent="false" style:page-number="auto"/>
      <style:text-properties style:font-name="Times New Roman1" fo:font-family="'Times New Roman'" style:font-style-name="Normal" style:font-family-generic="roman" style:font-pitch="variable" fo:font-size="13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1T18:46:18.580000000</meta:creation-date>
    <dc:date>2024-09-17T01:11:17.356000000</dc:date>
    <meta:editing-duration>PT15H6M18S</meta:editing-duration>
    <meta:editing-cycles>23</meta:editing-cycles>
    <meta:generator>LibreOffice/24.2.5.2$Windows_X86_64 LibreOffice_project/bffef4ea93e59bebbeaf7f431bb02b1a39ee8a59</meta:generator>
    <meta:print-date>2024-08-11T19:49:34.938000000</meta:print-date>
    <meta:printed-by>Archivos PDF</meta:printed-by>
    <meta:document-statistic meta:table-count="1" meta:image-count="0" meta:object-count="0" meta:page-count="2" meta:paragraph-count="34" meta:word-count="175" meta:character-count="1490" meta:non-whitespace-character-count="1228"/>
  </office:meta>
</office:document-meta>
</file>